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7cm" style:rel-column-width="65535*"/>
    </style:style>
    <style:style style:name="Tableau1.A1" style:family="table-cell">
      <style:table-cell-properties fo:padding="0.097cm" fo:border="0.05pt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17cm" style:rel-column-width="65535*"/>
    </style:style>
    <style:style style:name="Tableau2.A1" style:family="table-cell">
      <style:table-cell-properties fo:padding="0.097cm" fo:border="0.05pt solid #000000"/>
    </style:style>
    <style:style style:name="P1" style:family="paragraph" style:parent-style-name="Standard">
      <style:paragraph-properties fo:text-align="center" style:justify-single-word="false"/>
      <style:text-properties officeooo:rsid="00054a1f" officeooo:paragraph-rsid="0017243a"/>
    </style:style>
    <style:style style:name="P2" style:family="paragraph" style:parent-style-name="Standard">
      <style:paragraph-properties fo:text-align="center" style:justify-single-word="false"/>
      <style:text-properties officeooo:rsid="00102324" officeooo:paragraph-rsid="0017243a"/>
    </style:style>
    <style:style style:name="P3" style:family="paragraph" style:parent-style-name="Standard">
      <style:text-properties officeooo:rsid="00102324" officeooo:paragraph-rsid="0017243a"/>
    </style:style>
    <style:style style:name="P4" style:family="paragraph" style:parent-style-name="Standard">
      <style:paragraph-properties fo:text-align="start" style:justify-single-word="false"/>
      <style:text-properties officeooo:rsid="00185c85" officeooo:paragraph-rsid="00185c85"/>
    </style:style>
    <style:style style:name="P5" style:family="paragraph" style:parent-style-name="Table_20_Contents">
      <style:paragraph-properties fo:text-align="start" style:justify-single-word="false"/>
    </style:style>
    <style:style style:name="T1" style:family="text">
      <style:text-properties officeooo:rsid="0017243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PLESSY</text:p>
      <text:p text:style-name="P3">THOMAS</text:p>
      <text:p text:style-name="P2">My Angular</text:p>
      <text:p text:style-name="P1">TP-<text:span text:style-name="T1">6</text:span></text:p>
      <text:p text:style-name="P1"/>
      <text:p text:style-name="P1"/>
      <text:p text:style-name="P4">Objectif du TP :</text:p>
      <text:p text:style-name="P4">- Le HeroService obtient des données de héros grâce à des requêtes HTTP.</text:p>
      <text:p text:style-name="P4">- Les utilisateurs peuvent ajouter, modifier et supprimer des héros et enregistrer ces changements avec HTTP.</text:p>
      <text:p text:style-name="P4">- Les utilisateurs peuvent rechercher des héros par leur nom.</text:p>
      <text:p text:style-name="P4"/>
      <text:p text:style-name="P4">1. on active les services HTTP :</text:p>
      <text:p text:style-name="P4"/>
      <text:p text:style-name="P4">- ouvrez le module racine AppModule,</text:p>
      <text:p text:style-name="P4">- importer le symbole HttpClientModule de @angular/common/http,</text:p>
      <text:p text:style-name="P4">- ajoutez-le au tableau @NgModule.imports.</text:p>
      <text:p text:style-name="P4"/>
      <text:p text:style-name="P4">2. Simuler un serveur de données avec le module In-memory Web API</text:p>
      <text:p text:style-name="P4"/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5"><text:s text:c="2"/>npm install angular-in-memory-web-api --save</text:p>
          </table:table-cell>
        </table:table-row>
      </table:table>
      <text:p text:style-name="P4"/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5">import { HttpClientInMemoryWebApiModule } from 'angular-in-memory-web-api';</text:p>
            <text:p text:style-name="P5">import { InMemoryDataService } <text:s/>from './in-memory-data.service';</text:p>
            <text:p text:style-name="P5">      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23T17:25:00.744000000</meta:creation-date>
    <dc:date>2018-12-23T17:27:11.436000000</dc:date>
    <meta:editing-duration>PT2M10S</meta:editing-duration>
    <meta:editing-cycles>2</meta:editing-cycles>
    <meta:generator>LibreOffice/6.0.7.3$Windows_X86_64 LibreOffice_project/dc89aa7a9eabfd848af146d5086077aeed2ae4a5</meta:generator>
    <meta:document-statistic meta:table-count="2" meta:image-count="0" meta:object-count="0" meta:page-count="1" meta:paragraph-count="17" meta:word-count="102" meta:character-count="713" meta:non-whitespace-character-count="619"/>
  </office:meta>
</office:document-meta>
</file>